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23d9" officeooo:paragraph-rsid="001d23d9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1d23d9" officeooo:paragraph-rsid="001d23d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bd1b" officeooo:paragraph-rsid="001ebd1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01d4f" officeooo:paragraph-rsid="00201d4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f746" officeooo:paragraph-rsid="0020f746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36985" officeooo:paragraph-rsid="001d23d9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officeooo:rsid="0024aa38" officeooo:paragraph-rsid="0024aa3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24aa38" officeooo:paragraph-rsid="0024aa3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01d4f" officeooo:paragraph-rsid="00201d4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01d4f" officeooo:paragraph-rsid="0024aa38" style:font-size-asian="12.25pt" style:font-size-complex="14pt"/>
    </style:style>
    <style:style style:name="T1" style:family="text">
      <style:text-properties officeooo:rsid="00201d4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4aa38"/>
    </style:style>
    <style:style style:name="T4" style:family="text">
      <style:text-properties style:text-position="0% 100%"/>
    </style:style>
    <style:style style:name="T5" style:family="text">
      <style:text-properties officeooo:rsid="0020f746"/>
    </style:style>
    <style:style style:name="T6" style:family="text">
      <style:text-properties officeooo:rsid="00227fa5"/>
    </style:style>
    <style:style style:name="T7" style:family="text">
      <style:text-properties officeooo:rsid="0024aa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Projet final isn</text:p>
      <text:p text:style-name="P1"/>
      <text:p text:style-name="P2">Jeux à deux basé sur le premier jeu sur ordinateur «  space pong ». <text:s/>Deux joueurs s’affrontent en face à face, ils sont matérialisés par deux barres comme dans le jeu de casse briques ou space pong.</text:p>
      <text:p text:style-name="P2"/>
      <text:p text:style-name="P2">Le but est d’envoyer la balle dans le camp adverse sans qu’elle soit interceptée sachant qu’il y a un mur de plusieurs briques derrières chaque joueurs qui disparaissent lorsque la balle touche celles-ci.</text:p>
      <text:p text:style-name="P2"/>
      <text:p text:style-name="P3">Les améliorations possibles à apporter sont :</text:p>
      <text:p text:style-name="P3">- modules mobiles</text:p>
      <text:p text:style-name="P3">- plusieurs maps</text:p>
      <text:p text:style-name="P3">- plusieurs balles</text:p>
      <text:p text:style-name="P3">- bonus/malus ( augmentation/diminution barre, vitesse balle/barre, nombre de briques, vie supplémentaire, dédoublement de la balle)</text:p>
      <text:p text:style-name="P3">- IA</text:p>
      <text:p text:style-name="P3">- tir coté pour dévier ball<text:span text:style-name="T1">e</text:span></text:p>
      <text:p text:style-name="P3"/>
      <text:p text:style-name="P3"/>
      <text:p text:style-name="P4"/>
      <text:p text:style-name="P10"><text:span text:style-name="T7">1</text:span><text:span text:style-name="T3">er</text:span><text:span text:style-name="T7"> </text:span>programme : déplacement des joueurs, <text:span text:style-name="T6">pour chacun des joueurs (vers le haut et vers le bas)</text:span></text:p>
      <text:p text:style-name="P4"><text:span text:style-name="T7">2</text:span><text:span text:style-name="T3">e</text:span><text:span text:style-name="T7"> </text:span>programme : direction et déplacement de la balle.</text:p>
      <text:p text:style-name="P4">3<text:span text:style-name="T2">e</text:span> programme : définition des fenêtres et du menu</text:p>
      <text:p text:style-name="P4"><text:span text:style-name="T5">(</text:span>4<text:span text:style-name="T2">e</text:span> programme : création des modules au milieu du terrain de jeu<text:span text:style-name="T5">)</text:span></text:p>
      <text:p text:style-name="P5">5<text:span text:style-name="T2">e</text:span> programme : détection <text:s/>de la victoire</text:p>
      <text:p text:style-name="P4"/>
      <text:p text:style-name="P7">On a déjà rencontré une difficultée qui est le déplacement simultanée des deux joueurs car les fonctions attribuées à chacuns de ces déplacement ne peuvent pas être lançé en même temps.</text:p>
      <text:p text:style-name="P7"/>
      <text:p text:style-name="P7"/>
      <text:p text:style-name="P7"><text:tab/><text:tab/><text:tab/><text:tab/><text:tab/><text:tab/><text:tab/><text:tab/><text:tab/><text:tab/><text:tab/><text:tab/><text:tab/><text:tab/><text:tab/><text:tab/><text:tab/><text:tab/><text:tab/><text:tab/><text:tab/><text:tab/>Youri Semaan</text:p>
      <text:p text:style-name="P8"><text:tab/>Tom Jullien </text:p>
      <text:p text:style-name="P8"><text:tab/>Axel Mel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1:06:07.050000000</meta:creation-date>
    <dc:date>2017-03-17T11:58:45.428000000</dc:date>
    <meta:editing-duration>PT1H26M6S</meta:editing-duration>
    <meta:editing-cycles>5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9" meta:word-count="204" meta:character-count="1222" meta:non-whitespace-character-count="1009"/>
  </office:meta>
</office:document-meta>
</file>